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1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1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53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3" table:number-columns-repeated="5"/>
          <table:table-cell ns41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78" table:number-columns-spanned="1" office:value-type="string">
            <text:p>Amsterdamse code</text:p>
          </table:table-cell>
          <table:table-cell ns41:value-type="string" table:number-rows-spanned="4" table:style-name="ce78" table:number-columns-spanned="1" office:value-type="string">
            <text:p>Grootteklasse</text:p>
          </table:table-cell>
          <table:table-cell ns41:value-type="string" table:number-rows-spanned="4" table:style-name="ce86" table:number-columns-spanned="1" office:value-type="string">
            <text:p>Provincie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</text:p>
          </table:table-cell>
          <table:table-cell ns41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1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1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1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1:value-type="string" table:number-rows-spanned="2" table:style-name="ce19" table:number-columns-spanned="1" office:value-type="string">
            <text:p>Kom / Buiten de kom</text:p>
          </table:table-cell>
          <table:table-cell ns41:value-type="string" table:number-rows-spanned="2" table:style-name="ce27" table:number-columns-spanned="1" office:value-type="string">
            <text:p>Wijk</text:p>
          </table:table-cell>
          <table:table-cell ns41:value-type="string" table:number-rows-spanned="2" table:style-name="ce27" table:number-columns-spanned="1" office:value-type="string">
            <text:p>Soort plaats</text:p>
          </table:table-cell>
          <table:table-cell ns41:value-type="string" table:number-rows-spanned="2" table:style-name="ce27" table:number-columns-spanned="1" office:value-type="string">
            <text:p>Naam</text:p>
          </table:table-cell>
          <table:table-cell ns41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1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nlo</text:p>
          </table:table-cell>
          <table:table-cell ns41:value-type="string" table:style-name="ce39" office:value-type="string">
            <text:p>Werkhuis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1:value-type="float" table:style-name="ce75" office:value="105" office:value-type="float">
            <text:p>105</text:p>
          </table:table-cell>
          <table:table-cell ns41:value-type="float" table:style-name="ce81" office:value="10787" office:value-type="float">
            <text:p>1078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9" office:value-type="string">
            <text:p>DR</text:p>
          </table:table-cell>
          <table:table-cell ns41:value-type="string" table:style-name="ce98" office:value-type="string">
            <text:p>VT_1889</text:p>
          </table:table-cell>
          <table:table-cell ns41:value-type="string" table:style-name="ce81" office:value-type="string">
            <text:p>05_H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6" office:value-type="float">
            <text:p>106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xt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6" office:value-type="float">
            <text:p>76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1:value-type="float" table:style-name="ce50" office:value="162" office:value-type="float">
            <text:p>16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09" office:value-type="float">
            <text:p>409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1:value-type="float" table:style-name="ce50" office:value="61" office:value-type="float">
            <text:p>61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1" office:value-type="float">
            <text:p>22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6" office:value-type="float">
            <text:p>2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8" office:value-type="float">
            <text:p>11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1" office:value="47" office:value-type="float">
            <text:p>47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3"/>
          <table:table-cell ns41:value-type="float" office:value="109" table:style-name="ce59" table:number-columns-repeated="2" office:value-type="float">
            <text:p>109</text:p>
          </table:table-cell>
          <table:table-cell ns41:value-type="float" table:style-name="ce59" office:value="2" office:value-type="float">
            <text:p>2</text:p>
          </table:table-cell>
          <table:table-cell table:style-name="ce59"/>
          <table:table-cell ns41:value-type="float" table:style-name="ce59" office:value="111" office:value-type="float">
            <text:p>111</text:p>
          </table:table-cell>
          <table:table-cell ns41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8" office:value-type="float">
            <text:p>65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665" office:value-type="float">
            <text:p>1665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94" office:value-type="float">
            <text:p>1694</text:p>
          </table:table-cell>
          <table:table-cell ns41:value-type="float" table:style-name="ce58" office:value="1543" office:value-type="float">
            <text:p>154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5" office:value-type="float">
            <text:p>70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638" office:value-type="float">
            <text:p>16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805" office:value-type="float">
            <text:p>1805</text:p>
          </table:table-cell>
          <table:table-cell ns41:value-type="float" table:style-name="ce58" office:value="1652" office:value-type="float">
            <text:p>165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Kazerne der Infanteri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9" office:value-type="float">
            <text:p>39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Diaconie Arm-, Wees en 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Hulpstrafgevangen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Kazerne der Marchausse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125" office:value-type="float">
            <text:p>11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78" office:value-type="float">
            <text:p>2378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517" office:value-type="float">
            <text:p>2517</text:p>
          </table:table-cell>
          <table:table-cell ns41:value-type="float" table:style-name="ce58" office:value="2845" office:value-type="float">
            <text:p>2845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8" office:value-type="float">
            <text:p>68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 table:number-columns-repeated="2"/>
          <table:table-cell ns41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3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1:value-type="float" table:style-name="ce50" office:value="146" office:value-type="float">
            <text:p>1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39" office:value-type="float">
            <text:p>339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3" office:value-type="float">
            <text:p>4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3" office:value-type="float">
            <text:p>9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7" office:value-type="float">
            <text:p>7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table:style-name="ce58" table:number-columns-repeated="2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1" office:value-type="float">
            <text:p>8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29" office:value-type="float">
            <text:p>1129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441" office:value-type="float">
            <text:p>2441</text:p>
          </table:table-cell>
          <table:table-cell ns41:value-type="float" table:style-name="ce58" office:value="2789" office:value-type="float">
            <text:p>2789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583" office:value-type="float">
            <text:p>2583</text:p>
          </table:table-cell>
          <table:table-cell ns41:value-type="float" table:style-name="ce58" office:value="2886" office:value-type="float">
            <text:p>288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9" office:value="79" office:value-type="float">
            <text:p>79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834" office:value-type="float">
            <text:p>1834</text:p>
          </table:table-cell>
          <table:table-cell ns41:value-type="float" table:style-name="ce58" office:value="1716" office:value-type="float">
            <text:p>1716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899" office:value-type="float">
            <text:p>1899</text:p>
          </table:table-cell>
          <table:table-cell ns41:value-type="float" table:style-name="ce58" office:value="1759" office:value-type="float">
            <text:p>1759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5" office:value-type="float">
            <text:p>4645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text:p>189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8" office:value-type="float">
            <text:p>4648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67" office:value-type="float">
            <text:p>467</text:p>
          </table:table-cell>
          <table:table-cell ns41:value-type="float" table:style-name="ce58" office:value="481" office:value-type="float">
            <text:p>48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77" office:value-type="float">
            <text:p>477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4" office:value-type="float">
            <text:p>84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275" office:value-type="float">
            <text:p>275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table:style-name="ce58" table:number-columns-repeated="2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1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8" office:value-type="float">
            <text:p>78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O</text:p>
          </table:table-cell>
          <table:table-cell table:style-name="ce29"/>
          <table:table-cell ns41:value-type="string" table:style-name="ce29" office:value-type="string">
            <text:p>Tiendeveen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6" office:value-type="float">
            <text:p>316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2" office:value-type="float">
            <text:p>45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439" office:value-type="float">
            <text:p>1439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60" office:value-type="float">
            <text:p>1460</text:p>
          </table:table-cell>
          <table:table-cell ns41:value-type="float" table:style-name="ce58" office:value="1371" office:value-type="float">
            <text:p>137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6" office:value-type="float">
            <text:p>336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55" office:value-type="float">
            <text:p>855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4" office:value-type="float">
            <text:p>2294</text:p>
          </table:table-cell>
          <table:table-cell ns41:value-type="float" table:style-name="ce58" office:value="2157" office:value-type="float">
            <text:p>215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175" office:value-type="float">
            <text:p>217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3" office:value-type="float">
            <text:p>113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uin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28" office:value-type="float">
            <text:p>228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wars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Zui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9" office:value-type="float">
            <text:p>209</text:p>
          </table:table-cell>
          <table:table-cell table:style-name="ce58" table:number-columns-repeated="4"/>
          <table:table-cell ns41:value-type="float" table:style-name="ce58" office:value="516" office:value-type="float">
            <text:p>516</text:p>
          </table:table-cell>
          <table:table-cell ns41:value-type="float" table:style-name="ce58" office:value="493" office:value-type="float">
            <text:p>49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498" office:value-type="float">
            <text:p>4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1:value-type="string" table:style-name="ce30" office:value-type="string">
            <text:p>Eila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table:style-name="ce58" table:number-columns-repeated="4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5" office:value-type="float">
            <text:p>205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6" office:value-type="float">
            <text:p>18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ermond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2" office:value-type="float">
            <text:p>1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7" office:value-type="float">
            <text:p>277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office:value="14" table:style-name="ce58" table:number-columns-repeated="2" office:value-type="float">
            <text:p>14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7" office:value-type="float">
            <text:p>47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1:value-type="float" table:style-name="ce50" office:value="1153" office:value-type="float">
            <text:p>1153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2904" office:value-type="float">
            <text:p>2904</text:p>
          </table:table-cell>
          <table:table-cell ns41:value-type="float" table:style-name="ce58" office:value="2731" office:value-type="float">
            <text:p>273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984" office:value-type="float">
            <text:p>2984</text:p>
          </table:table-cell>
          <table:table-cell ns41:value-type="float" table:style-name="ce58" office:value="2785" office:value-type="float">
            <text:p>278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67" office:value-type="float">
            <text:p>267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3171" office:value-type="float">
            <text:p>3171</text:p>
          </table:table-cell>
          <table:table-cell ns41:value-type="float" table:style-name="ce58" office:value="2969" office:value-type="float">
            <text:p>296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3025" office:value-type="float">
            <text:p>3025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69" office:value="49" office:value-type="float">
            <text:p>49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1:value-type="string" table:style-name="ce40" office:value-type="string">
            <text:p>Wees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 table:number-columns-repeated="2"/>
          <table:table-cell ns41:value-type="string" table:style-name="ce40" office:value-type="string">
            <text:p>Overige huzen</text:p>
          </table:table-cell>
          <table:table-cell table:style-name="Default"/>
          <table:table-cell ns41:value-type="float" table:style-name="ce50" office:value="413" office:value-type="float">
            <text:p>41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94" office:value-type="float">
            <text:p>894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965" office:value-type="float">
            <text:p>96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1:value-type="float" table:style-name="ce50" office:value="131" office:value-type="float">
            <text:p>1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64" office:value-type="float">
            <text:p>364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Lo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14" office:value-type="float">
            <text:p>4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959" office:value-type="float">
            <text:p>9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5" office:value-type="float">
            <text:p>925</text:p>
          </table:table-cell>
          <table:table-cell ns41:value-type="float" table:style-name="ce58" office:value="973" office:value-type="float">
            <text:p>97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67" office:value-type="float">
            <text:p>667</text:p>
          </table:table-cell>
          <table:table-cell ns41:value-type="float" table:style-name="ce58" office:value="561" office:value-type="float">
            <text:p>56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545" office:value-type="float">
            <text:p>1545</text:p>
          </table:table-cell>
          <table:table-cell ns41:value-type="float" table:style-name="ce58" office:value="1508" office:value-type="float">
            <text:p>150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592" office:value-type="float">
            <text:p>1592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36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33" office:value-type="float">
            <text:p>533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44" office:value-type="float">
            <text:p>544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1:value-type="float" table:style-name="ce50" office:value="68" office:value-type="float">
            <text:p>68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1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198" office:value-type="float">
            <text:p>198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83" office:value-type="float">
            <text:p>18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Wachtum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911" office:value-type="float">
            <text:p>91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" office:value-type="float">
            <text:p>124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8" office:value-type="float">
            <text:p>1358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9" office:value-type="float">
            <text:p>1359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number-rows-spanned="10" table:style-name="ce33" table:number-columns-spanned="1" office:value-type="string">
            <text:p>Diever</text:p>
          </table:table-cell>
          <table:table-cell ns41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steel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 table:number-columns-repeated="2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pse</text:p>
          </table:table-cell>
          <table:table-cell ns41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number-rows-spanned="7" table:style-name="ce33" table:number-columns-spanned="1" office:value-type="string">
            <text:p>Wittelte</text:p>
          </table:table-cell>
          <table:table-cell ns41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6" table:style-name="ce58" table:number-columns-repeated="2" office:value-type="float">
            <text:p>4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teren</text:p>
          </table:table-cell>
          <table:table-cell ns41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99" office:value-type="float">
            <text:p>2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779" office:value-type="float">
            <text:p>779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92" office:value-type="float">
            <text:p>79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988" office:value-type="float">
            <text:p>988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2" office:value-type="float">
            <text:p>1002</text:p>
          </table:table-cell>
          <table:table-cell ns41:value-type="float" table:style-name="ce58" office:value="912" office:value-type="float">
            <text:p>91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3" office:value-type="float">
            <text:p>303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</text:p>
          </table:table-cell>
          <table:table-cell table:style-name="ce40"/>
          <table:table-cell table:style-name="Default"/>
          <table:table-cell ns41:value-type="float" table:style-name="ce50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157" office:value-type="float">
            <text:p>157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ggelo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7" office:value-type="float">
            <text:p>97</text:p>
          </table:table-cell>
          <table:table-cell table:style-name="ce58" table:number-columns-repeated="4"/>
          <table:table-cell ns41:value-type="float" table:style-name="ce58" office:value="256" office:value-type="float">
            <text:p>25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68" office:value-type="float">
            <text:p>26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17" office:value-type="float">
            <text:p>817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31" office:value-type="float">
            <text:p>83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8" office:value-type="float">
            <text:p>3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28" office:value-type="float">
            <text:p>1128</text:p>
          </table:table-cell>
          <table:table-cell ns41:value-type="float" table:style-name="ce58" office:value="972" office:value-type="float">
            <text:p>972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49" office:value-type="float">
            <text:p>1149</text:p>
          </table:table-cell>
          <table:table-cell ns41:value-type="float" table:style-name="ce58" office:value="977" office:value-type="float">
            <text:p>97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1:value-type="float" table:style-name="ce50" office:value="111" office:value-type="float">
            <text:p>11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54" office:value-type="float">
            <text:p>25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1:value-type="float" table:style-name="ce50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78" office:value-type="float">
            <text:p>278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ns41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erv. Gemeent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7" office:value-type="float">
            <text:p>4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73" office:value-type="float">
            <text:p>573</text:p>
          </table:table-cell>
          <table:table-cell ns41:value-type="float" table:style-name="ce58" office:value="530" office:value-type="float">
            <text:p>5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75" office:value-type="float">
            <text:p>575</text:p>
          </table:table-cell>
          <table:table-cell ns41:value-type="float" table:style-name="ce58" office:value="531" office:value-type="float">
            <text:p>53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5" office:value-type="float">
            <text:p>15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96" office:value-type="float">
            <text:p>396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6" office:value-type="float">
            <text:p>38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66" office:value-type="float">
            <text:p>966</text:p>
          </table:table-cell>
          <table:table-cell ns41:value-type="float" table:style-name="ce58" office:value="896" office:value-type="float">
            <text:p>89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23" office:value-type="float">
            <text:p>323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38" office:value-type="float">
            <text:p>238</text:p>
          </table:table-cell>
          <table:table-cell ns41:value-type="float" table:style-name="ce58" office:value="188" office:value-type="float">
            <text:p>18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1:value-type="float" table:style-name="ce50" office:value="62" office:value-type="float">
            <text:p>6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98" office:value-type="float">
            <text:p>398</text:p>
          </table:table-cell>
          <table:table-cell ns41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1:value-type="float" table:style-name="ce50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1:value-type="float" table:style-name="ce50" office:value="44" office:value-type="float">
            <text:p>44</text:p>
          </table:table-cell>
          <table:table-cell table:style-name="ce58" table:number-columns-repeated="4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1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7" office:value-type="float">
            <text:p>357</text:p>
          </table:table-cell>
          <table:table-cell ns41:value-type="float" table:style-name="ce58" office:value="292" office:value-type="float">
            <text:p>292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367" office:value-type="float">
            <text:p>367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1:value-type="float" table:style-name="ce50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83" office:value-type="float">
            <text:p>2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88" office:value-type="float">
            <text:p>2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1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8" office:value-type="float">
            <text:p>11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table:style-name="ce58" table:number-columns-repeated="2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4" office:value-type="float">
            <text:p>24</text:p>
          </table:table-cell>
          <table:table-cell ns41:value-type="float" table:style-name="ce69" office:value="25" office:value-type="float">
            <text:p>2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1:value-type="float" table:style-name="ce50" office:value="189" office:value-type="float">
            <text:p>189</text:p>
          </table:table-cell>
          <table:table-cell table:style-name="ce58" table:number-columns-repeated="4"/>
          <table:table-cell ns41:value-type="float" table:style-name="ce58" office:value="483" office:value-type="float">
            <text:p>483</text:p>
          </table:table-cell>
          <table:table-cell ns41:value-type="float" table:style-name="ce58" office:value="490" office:value-type="float">
            <text:p>49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1:value-type="float" table:style-name="ce50" office:value="372" office:value-type="float">
            <text:p>37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7" office:value-type="float">
            <text:p>937</text:p>
          </table:table-cell>
          <table:table-cell ns41:value-type="float" table:style-name="ce58" office:value="984" office:value-type="float">
            <text:p>98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table:style-name="ce58" table:number-columns-repeated="6"/>
          <table:table-cell ns41:value-type="float" table:style-name="ce58" office:value="57" office:value-type="float">
            <text:p>57</text:p>
          </table:table-cell>
          <table:table-cell ns41:value-type="float" table:style-name="ce69" office:value="43" office:value-type="float">
            <text:p>4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2" office:value-type="float">
            <text:p>302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6927" office:value-type="float">
            <text:p>6927</text:p>
          </table:table-cell>
          <table:table-cell ns41:value-type="float" table:style-name="ce58" office:value="6549" office:value-type="float">
            <text:p>654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108" office:value-type="float">
            <text:p>7108</text:p>
          </table:table-cell>
          <table:table-cell ns41:value-type="float" table:style-name="ce58" office:value="6630" office:value-type="float">
            <text:p>6630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69" office:value="126" office:value-type="float">
            <text:p>12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4" office:value-type="float">
            <text:p>7454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text:p>2720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6" office:value-type="float">
            <text:p>7456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-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2" office:value-type="float">
            <text:p>82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256" table:style-name="ce58" table:number-columns-repeated="2" office:value-type="float">
            <text:p>2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nijveen</text:p>
          </table:table-cell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2" office:value-type="float">
            <text:p>42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7" office:value-type="float">
            <text:p>36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66" office:value-type="float">
            <text:p>866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936" office:value-type="float">
            <text:p>93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5" office:value-type="float">
            <text:p>44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89" office:value-type="float">
            <text:p>1089</text:p>
          </table:table-cell>
          <table:table-cell ns41:value-type="float" table:style-name="ce58" office:value="1039" office:value-type="float">
            <text:p>10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182" office:value-type="float">
            <text:p>1182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99" office:value-type="float">
            <text:p>9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table:style-name="ce58" table:number-columns-repeated="4"/>
          <table:table-cell ns41:value-type="float" table:style-name="ce58" office:value="283" office:value-type="float">
            <text:p>283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ie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22" office:value-type="float">
            <text:p>322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830" office:value-type="float">
            <text:p>830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49" office:value-type="float">
            <text:p>849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71" office:value-type="float">
            <text:p>1171</text:p>
          </table:table-cell>
          <table:table-cell ns41:value-type="float" table:style-name="ce58" office:value="1070" office:value-type="float">
            <text:p>107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H</text:p>
          </table:table-cell>
          <table:table-cell ns41:value-type="string" table:number-rows-spanned="4" table:style-name="ce33" table:number-columns-spanned="1" office:value-type="string">
            <text:p>Dorp Havelte</text:p>
          </table:table-cell>
          <table:table-cell ns41:value-type="string" table:style-name="ce29" office:value-type="string">
            <text:p>Ooster-Havelte</text:p>
          </table:table-cell>
          <table:table-cell ns41:value-type="string" table:style-name="ce40" office:value-type="string">
            <text:p>Armen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65" table:style-name="ce58" table:number-columns-repeated="2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arp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1" office:value-type="float">
            <text:p>71</text:p>
          </table:table-cell>
          <table:table-cell ns41:value-type="float" table:style-name="ce58" office:value="86" office:value-type="float">
            <text:p>8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U</text:p>
          </table:table-cell>
          <table:table-cell ns41:value-type="string" table:number-rows-spanned="3" table:style-name="ce33" table:number-columns-spanned="1" office:value-type="string">
            <text:p>Gehucht Uffelte</text:p>
          </table:table-cell>
          <table:table-cell ns41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1:value-type="float" table:style-name="ce50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1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W</text:p>
          </table:table-cell>
          <table:table-cell ns41:value-type="string" table:number-rows-spanned="2" table:style-name="ce33" table:number-columns-spanned="1" office:value-type="string">
            <text:p>Dorp Wapserveen</text:p>
          </table:table-cell>
          <table:table-cell ns41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1:value-type="float" table:style-name="ce50" office:value="73" office:value-type="float">
            <text:p>7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0" office:value-type="float">
            <text:p>650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56" office:value-type="float">
            <text:p>1556</text:p>
          </table:table-cell>
          <table:table-cell ns41:value-type="float" table:style-name="ce58" office:value="1438" office:value-type="float">
            <text:p>143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2" office:value-type="float">
            <text:p>145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Oostzijde</text:p>
          </table:table-cell>
          <table:table-cell table:style-name="Default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1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90" office:value-type="float">
            <text:p>90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leine Kerksteeg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34" office:value-type="float">
            <text:p>34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2" office:value-type="float">
            <text:p>9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20" office:value-type="float">
            <text:p>120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1:value-type="float" table:style-name="ce50" office:value="147" office:value-type="float">
            <text:p>1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16" office:value-type="float">
            <text:p>11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Achterom en 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925" office:value-type="float">
            <text:p>925</text:p>
          </table:table-cell>
          <table:table-cell ns41:value-type="float" table:style-name="ce58" office:value="913" office:value-type="float">
            <text:p>91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44" office:value-type="float">
            <text:p>944</text:p>
          </table:table-cell>
          <table:table-cell ns41:value-type="float" table:style-name="ce58" office:value="923" office:value-type="float">
            <text:p>9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Krakeel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72" office:value-type="float">
            <text:p>37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73" office:value-type="float">
            <text:p>373</text:p>
          </table:table-cell>
          <table:table-cell ns41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Hollandsche Ve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72" office:value-type="float">
            <text:p>57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333" office:value-type="float">
            <text:p>1333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52" office:value-type="float">
            <text:p>1352</text:p>
          </table:table-cell>
          <table:table-cell ns41:value-type="float" table:style-name="ce58" office:value="1322" office:value-type="float">
            <text:p>13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Alteveer en Riegshoogtendijk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3" office:value-type="float">
            <text:p>153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3" office:value-type="float">
            <text:p>383</text:p>
          </table:table-cell>
          <table:table-cell ns41:value-type="float" table:style-name="ce58" office:value="359" office:value-type="float">
            <text:p>35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7" office:value-type="float">
            <text:p>407</text:p>
          </table:table-cell>
          <table:table-cell ns41:value-type="float" table:style-name="ce58" office:value="369" office:value-type="float">
            <text:p>3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68" office:value-type="float">
            <text:p>268</text:p>
          </table:table-cell>
          <table:table-cell table:style-name="ce58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1:value-type="float" table:style-name="ce50" office:value="745" office:value-type="float">
            <text:p>74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706" office:value-type="float">
            <text:p>1706</text:p>
          </table:table-cell>
          <table:table-cell ns41:value-type="float" table:style-name="ce58" office:value="1822" office:value-type="float">
            <text:p>182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764" office:value-type="float">
            <text:p>1764</text:p>
          </table:table-cell>
          <table:table-cell ns41:value-type="float" table:style-name="ce58" office:value="1847" office:value-type="float">
            <text:p>184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3" office:value-type="float">
            <text:p>6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442" office:value-type="float">
            <text:p>1442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ns41:value-type="float" table:style-name="ce58" office:value="309" office:value-type="float">
            <text:p>3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60" office:value-type="float">
            <text:p>3460</text:p>
          </table:table-cell>
          <table:table-cell ns41:value-type="float" table:style-name="ce58" office:value="3312" office:value-type="float">
            <text:p>3312</text:p>
          </table:table-cell>
          <table:table-cell ns41:value-type="float" table:style-name="ce58" office:value="706" office:value-type="float">
            <text:p>706</text:p>
          </table:table-cell>
          <table:table-cell ns41:value-type="float" table:style-name="ce58" office:value="605" office:value-type="float">
            <text:p>605</text:p>
          </table:table-cell>
          <table:table-cell ns41:value-type="float" table:style-name="ce58" office:value="4166" office:value-type="float">
            <text:p>4166</text:p>
          </table:table-cell>
          <table:table-cell ns41:value-type="float" table:style-name="ce58" office:value="3917" office:value-type="float">
            <text:p>39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5930" office:value-type="float">
            <text:p>5930</text:p>
          </table:table-cell>
          <table:table-cell ns41:value-type="float" table:style-name="ce58" office:value="5764" office:value-type="float">
            <text:p>5764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8" office:value-type="float">
            <text:p>768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5934" office:value-type="float">
            <text:p>5934</text:p>
          </table:table-cell>
          <table:table-cell ns41:value-type="float" table:style-name="ce58" office:value="5768" office:value-type="float">
            <text:p>576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50" office:value-type="float">
            <text:p>450</text:p>
          </table:table-cell>
          <table:table-cell ns41:value-type="float" table:style-name="ce58" office:value="452" office:value-type="float">
            <text:p>4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1" office:value-type="float">
            <text:p>26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51" office:value-type="float">
            <text:p>551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532" office:value-type="float">
            <text:p>53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V</text:p>
          </table:table-cell>
          <table:table-cell table:style-name="ce29" table:number-columns-repeated="2"/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5" office:value-type="float">
            <text:p>8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2" office:value-type="float">
            <text:p>9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9" office:value-type="float">
            <text:p>18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85" office:value-type="float">
            <text:p>3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556" office:value-type="float">
            <text:p>556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92" office:value-type="float">
            <text:p>59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5" office:value-type="float">
            <text:p>26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539" office:value-type="float">
            <text:p>539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60" office:value-type="float">
            <text:p>560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75" office:value-type="float">
            <text:p>17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office:value="8" table:style-name="ce58" table:number-columns-repeated="2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4" office:value-type="float">
            <text:p>24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</text:p>
          </table:table-cell>
          <table:table-cell table:style-name="ce29" table:number-columns-repeated="2"/>
          <table:table-cell ns41:value-type="string" table:style-name="ce40" office:value-type="string">
            <text:p>Oosterboer</text:p>
          </table:table-cell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2" office:value-type="float">
            <text:p>13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7" office:value-type="float">
            <text:p>8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94" office:value-type="float">
            <text:p>94</text:p>
          </table:table-cell>
          <table:table-cell table:style-name="ce58" table:number-columns-repeated="3"/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5" office:value-type="float">
            <text:p>178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36" office:value-type="float">
            <text:p>3636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744" office:value-type="float">
            <text:p>3744</text:p>
          </table:table-cell>
          <table:table-cell ns41:value-type="float" table:style-name="ce58" office:value="4056" office:value-type="float">
            <text:p>405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69" office:value="86" office:value-type="float">
            <text:p>8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69" office:value="160" office:value-type="float">
            <text:p>16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4331" office:value-type="float">
            <text:p>4331</text:p>
          </table:table-cell>
          <table:table-cell ns41:value-type="float" table:style-name="ce58" office:value="4567" office:value-type="float">
            <text:p>456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text:p>190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4333" office:value-type="float">
            <text:p>4333</text:p>
          </table:table-cell>
          <table:table-cell ns41:value-type="float" table:style-name="ce58" office:value="4568" office:value-type="float">
            <text:p>4568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Afdeeling</text:p>
          </table:table-cell>
          <table:table-cell ns41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Kolderveensche Bovenboer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1" office:value-type="float">
            <text:p>621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998" office:value-type="float">
            <text:p>998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01" office:value-type="float">
            <text:p>10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93" office:value-type="float">
            <text:p>1093</text:p>
          </table:table-cell>
          <table:table-cell ns41:value-type="float" table:style-name="ce58" office:value="164" office:value-type="float">
            <text:p>16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48" office:value-type="float">
            <text:p>1148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7" office:value-type="float">
            <text:p>115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Infanterie-Kazern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51" office:value-type="float">
            <text:p>5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Peest</text:p>
          </table:table-cell>
          <table:table-cell ns41:value-type="string" table:style-name="ce40" office:value-type="string">
            <text:p>Ned. Herv. Diac. Armenziek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n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49" office:value-type="float">
            <text:p>3749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772" office:value-type="float">
            <text:p>3772</text:p>
          </table:table-cell>
          <table:table-cell ns41:value-type="float" table:style-name="ce58" office:value="813" office:value-type="float">
            <text:p>81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3" office:value-type="float">
            <text:p>403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text:p>469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4" office:value-type="float">
            <text:p>4034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0" office:value-type="float">
            <text:p>210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doorn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office:value="3" table:style-name="ce58" table:number-columns-repeated="5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1:value-type="float" table:style-name="ce50" office:value="168" office:value-type="float">
            <text:p>16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1:value-type="float" table:style-name="ce50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42" office:value-type="float">
            <text:p>54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6" office:value-type="float">
            <text:p>34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29" office:value-type="float">
            <text:p>929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43" office:value-type="float">
            <text:p>943</text:p>
          </table:table-cell>
          <table:table-cell ns41:value-type="float" table:style-name="ce58" office:value="852" office:value-type="float">
            <text:p>8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14" office:value-type="float">
            <text:p>914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381" office:value-type="float">
            <text:p>2381</text:p>
          </table:table-cell>
          <table:table-cell ns41:value-type="float" table:style-name="ce58" office:value="2367" office:value-type="float">
            <text:p>23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437" office:value-type="float">
            <text:p>2437</text:p>
          </table:table-cell>
          <table:table-cell ns41:value-type="float" table:style-name="ce58" office:value="2402" office:value-type="float">
            <text:p>240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0" office:value-type="float">
            <text:p>1260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10" office:value-type="float">
            <text:p>3310</text:p>
          </table:table-cell>
          <table:table-cell ns41:value-type="float" table:style-name="ce58" office:value="3204" office:value-type="float">
            <text:p>3204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380" office:value-type="float">
            <text:p>3380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ees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04" office:value-type="float">
            <text:p>10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40" office:value-type="float">
            <text:p>2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1:value-type="float" table:style-name="ce50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Oosterhesselen</text:p>
          </table:table-cell>
          <table:table-cell ns41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 Gees</text:p>
          </table:table-cell>
          <table:table-cell ns41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winderen</text:p>
          </table:table-cell>
          <table:table-cell ns41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 table:number-columns-repeated="2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20" office:value-type="float">
            <text:p>520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text:p>25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3" office:value-type="float">
            <text:p>693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ol</text:p>
          </table:table-cell>
          <table:table-cell ns41:value-type="string" table:style-name="ce40" office:value-type="string">
            <text:p>Armwerk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48" office:value-type="float">
            <text:p>14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Wo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9" office:value-type="float">
            <text:p>159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3" office:value-type="float">
            <text:p>34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43" office:value-type="float">
            <text:p>843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1:value-type="float" table:style-name="ce50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31" office:value-type="float">
            <text:p>231</text:p>
          </table:table-cell>
          <table:table-cell ns41:value-type="float" table:style-name="ce58" office:value="211" office:value-type="float">
            <text:p>21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1:value-type="float" table:style-name="ce50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office:value="76" table:style-name="ce58" table:number-columns-repeated="2" office:value-type="float">
            <text:p>7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79" office:value-type="float">
            <text:p>7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table:style-name="ce58" table:number-columns-repeated="2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" office:value-type="float">
            <text:p>1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81" office:value-type="float">
            <text:p>481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01" office:value-type="float">
            <text:p>4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911" office:value-type="float">
            <text:p>91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79" office:value-type="float">
            <text:p>5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3" office:value-type="float">
            <text:p>13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416" office:value-type="float">
            <text:p>1416</text:p>
          </table:table-cell>
          <table:table-cell ns41:value-type="float" table:style-name="ce58" office:value="1389" office:value-type="float">
            <text:p>1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lde</text:p>
          </table:table-cell>
          <table:table-cell ns41:value-type="string" table:style-name="ce40" office:value-type="string">
            <text:p>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 </text:p>
          </table:table-cell>
          <table:table-cell ns41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97" office:value-type="float">
            <text:p>97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m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0" office:value-type="float">
            <text:p>2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78" office:value-type="float">
            <text:p>57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528" office:value-type="float">
            <text:p>5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6" office:value-type="float">
            <text:p>3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938" office:value-type="float">
            <text:p>938</text:p>
          </table:table-cell>
          <table:table-cell ns41:value-type="float" table:style-name="ce58" office:value="848" office:value-type="float">
            <text:p>84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857" office:value-type="float">
            <text:p>8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number-rows-spanned="2" table:style-name="ce33" table:number-columns-spanned="1" office:value-type="string">
            <text:p>Gehucht Geuzinge</text:p>
          </table:table-cell>
          <table:table-cell ns41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office:value="32" table:style-name="ce58" table:number-columns-repeated="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ees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8" table:style-name="ce58" table:number-columns-repeated="2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jkveld</text:p>
          </table:table-cell>
          <table:table-cell ns41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32" table:style-name="ce58" table:number-columns-repeated="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office:value="28" table:style-name="ce58" table:number-columns-repeated="2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table:style-name="ce58" table:number-columns-repeated="4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uil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cht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 table:number-columns-repeated="2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table:style-name="ce58" table:number-columns-repeated="6"/>
          <table:table-cell ns41:value-type="float" table:style-name="ce58" office:value="38" office:value-type="float">
            <text:p>38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85" office:value-type="float">
            <text:p>58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95" office:value-type="float">
            <text:p>1495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4" office:value-type="float">
            <text:p>1524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9" office:value="35" office:value-type="float">
            <text:p>35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5" office:value-type="float">
            <text:p>1755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6" office:value-type="float">
            <text:p>1756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1:value-type="float" office:value="14" table:style-name="ce58" table:number-columns-repeated="2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akswolde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8" office:value-type="float">
            <text:p>108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04" office:value-type="float">
            <text:p>104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0" office:value-type="float">
            <text:p>35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08" office:value-type="float">
            <text:p>908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22" office:value-type="float">
            <text:p>922</text:p>
          </table:table-cell>
          <table:table-cell ns41:value-type="float" table:style-name="ce58" office:value="887" office:value-type="float">
            <text:p>8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0" office:value-type="float">
            <text:p>45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11" office:value-type="float">
            <text:p>1111</text:p>
          </table:table-cell>
          <table:table-cell ns41:value-type="float" table:style-name="ce58" office:value="1094" office:value-type="float">
            <text:p>109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29" office:value-type="float">
            <text:p>1129</text:p>
          </table:table-cell>
          <table:table-cell ns41:value-type="float" table:style-name="ce58" office:value="1100" office:value-type="float">
            <text:p>110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ud Schoonebeek</text:p>
          </table:table-cell>
          <table:table-cell ns41:value-type="string" table:style-name="ce40" office:value-type="string">
            <text:p>Armhuis der Ned. Herv. Diaconie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4" office:value-type="float">
            <text:p>434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3" office:value-type="float">
            <text:p>9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362" office:value-type="float">
            <text:p>362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20" office:value-type="float">
            <text:p>32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890" office:value-type="float">
            <text:p>890</text:p>
          </table:table-cell>
          <table:table-cell ns41:value-type="float" table:style-name="ce58" office:value="808" office:value-type="float">
            <text:p>8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811" office:value-type="float">
            <text:p>8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table:style-name="ce58" table:number-columns-repeated="2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9" office:value-type="float">
            <text:p>9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't Haant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2" office:value-type="float">
            <text:p>3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1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8" office:value-type="float">
            <text:p>778</text:p>
          </table:table-cell>
          <table:table-cell ns41:value-type="float" table:style-name="ce58" office:value="673" office:value-type="float">
            <text:p>67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680" office:value-type="float">
            <text:p>68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0" office:value-type="float">
            <text:p>330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ns41:value-type="float" table:style-name="ce58" office:value="809" office:value-type="float">
            <text:p>809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759" office:value-type="float">
            <text:p>75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text:p>64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5" office:value-type="float">
            <text:p>1615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2" office:value-type="float">
            <text:p>20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4" office:value-type="float">
            <text:p>434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0" office:value-type="float">
            <text:p>10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25" office:value-type="float">
            <text:p>325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Boven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9" office:value-type="float">
            <text:p>22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574" office:value-type="float">
            <text:p>574</text:p>
          </table:table-cell>
          <table:table-cell ns41:value-type="float" table:style-name="ce58" office:value="519" office:value-type="float">
            <text:p>5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6" office:value-type="float">
            <text:p>586</text:p>
          </table:table-cell>
          <table:table-cell ns41:value-type="float" table:style-name="ce58" office:value="520" office:value-type="float">
            <text:p>52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1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1" office:value-type="float">
            <text:p>181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37" office:value-type="float">
            <text:p>237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Hoog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3" office:value-type="float">
            <text:p>1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2" office:value-type="float">
            <text:p>422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table:style-name="ce58" table:number-columns-repeated="3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2" office:value-type="float">
            <text:p>35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9" office:value="26" office:value-type="float">
            <text:p>2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3" office:value-type="float">
            <text:p>683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87" office:value-type="float">
            <text:p>1687</text:p>
          </table:table-cell>
          <table:table-cell ns41:value-type="float" table:style-name="ce58" office:value="1537" office:value-type="float">
            <text:p>1537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857" office:value-type="float">
            <text:p>1857</text:p>
          </table:table-cell>
          <table:table-cell ns41:value-type="float" table:style-name="ce58" office:value="1646" office:value-type="float">
            <text:p>1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30" office:value-type="float">
            <text:p>2630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I</text:p>
          </table:table-cell>
          <table:table-cell ns41:value-type="string" table:style-name="ce29" office:value-type="string">
            <text:p>Kom</text:p>
          </table:table-cell>
          <table:table-cell ns41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0" office:value-type="float">
            <text:p>90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1:value-type="float" table:style-name="ce50" office:value="86" office:value-type="float">
            <text:p>8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239" office:value-type="float">
            <text:p>239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1" office:value-type="float">
            <text:p>241</text:p>
          </table:table-cell>
          <table:table-cell ns41:value-type="float" table:style-name="ce58" office:value="220" office:value-type="float">
            <text:p>22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I</text:p>
          </table:table-cell>
          <table:table-cell table:style-name="ce29"/>
          <table:table-cell ns41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1:value-type="float" table:style-name="ce50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85" office:value-type="float">
            <text:p>1185</text:p>
          </table:table-cell>
          <table:table-cell ns41:value-type="float" table:style-name="ce58" office:value="1078" office:value-type="float">
            <text:p>107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13" office:value-type="float">
            <text:p>1213</text:p>
          </table:table-cell>
          <table:table-cell ns41:value-type="float" table:style-name="ce58" office:value="1081" office:value-type="float">
            <text:p>108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0" office:value-type="float">
            <text:p>5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246" office:value-type="float">
            <text:p>124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412" office:value-type="float">
            <text:p>1412</text:p>
          </table:table-cell>
          <table:table-cell ns41:value-type="float" table:style-name="ce58" office:value="1251" office:value-type="float">
            <text:p>12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16" office:value-type="float">
            <text:p>16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4" office:value-type="float">
            <text:p>13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table:style-name="ce58" table:number-columns-repeated="2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0" office:value-type="float">
            <text:p>100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ns41:value-type="string" table:style-name="ce40" office:value-type="string">
            <text:p>Ned. Herv. Arm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5" office:value-type="float">
            <text:p>7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0" office:value-type="float">
            <text:p>150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53" office:value-type="float">
            <text:p>15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hee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763" office:value-type="float">
            <text:p>763</text:p>
          </table:table-cell>
          <table:table-cell ns41:value-type="float" table:style-name="ce58" office:value="753" office:value-type="float">
            <text:p>75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8" office:value-type="float">
            <text:p>3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742" office:value-type="float">
            <text:p>74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09" office:value-type="float">
            <text:p>60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505" office:value-type="float">
            <text:p>1505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32" office:value-type="float">
            <text:p>1532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table:style-name="ce58" table:number-columns-repeated="4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79" office:value-type="float">
            <text:p>17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1" office:value-type="float">
            <text:p>181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1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1:value-type="float" table:style-name="ce50" office:value="128" office:value-type="float">
            <text:p>12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0" office:value-type="float">
            <text:p>340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064" office:value-type="float">
            <text:p>1064</text:p>
          </table:table-cell>
          <table:table-cell ns41:value-type="float" table:style-name="ce58" office:value="927" office:value-type="float">
            <text:p>92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6" office:value-type="float">
            <text:p>117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text:p>50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7" office:value-type="float">
            <text:p>117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5" office:value-type="float">
            <text:p>11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4" office:value-type="float">
            <text:p>1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1:value-type="float" table:style-name="ce50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3" office:value-type="float">
            <text:p>553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58" office:value-type="float">
            <text:p>558</text:p>
          </table:table-cell>
          <table:table-cell ns41:value-type="float" table:style-name="ce58" office:value="486" office:value-type="float">
            <text:p>48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17" office:value-type="float">
            <text:p>91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55" office:value-type="float">
            <text:p>105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28" office:value-type="float">
            <text:p>5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21" office:value-type="float">
            <text:p>112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139" office:value-type="float">
            <text:p>113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538" office:value-type="float">
            <text:p>5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41" office:value-type="float">
            <text:p>541</text:p>
          </table:table-cell>
          <table:table-cell ns41:value-type="float" table:style-name="ce58" office:value="550" office:value-type="float">
            <text:p>550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Default"/>
          <table:table-cell ns41:value-type="string" table:style-name="ce29" office:value-type="string">
            <text:p>Midlaren</text:p>
          </table:table-cell>
          <table:table-cell ns41:value-type="string" table:style-name="ce40" office:value-type="string">
            <text:p>Ned.Herv.. 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0" office:value-type="float">
            <text:p>160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De Groev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table:style-name="ce58" table:number-columns-repeated="2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36" office:value-type="float">
            <text:p>536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26" office:value-type="float">
            <text:p>22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502" office:value-type="float">
            <text:p>50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2" office:value-type="float">
            <text:p>44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042" office:value-type="float">
            <text:p>1042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63" office:value-type="float">
            <text:p>106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9" office:value="22" office:value-type="float">
            <text:p>2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2" office:value-type="float">
            <text:p>5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" office:value-type="float">
            <text:p>2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70" office:value-type="float">
            <text:p>7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i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8" office:value-type="float">
            <text:p>138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5" office:value-type="float">
            <text:p>9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7" office:value-type="float">
            <text:p>97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Westerveld. 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ort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8" office:value-type="float">
            <text:p>63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1" office:value-type="float">
            <text:p>1611</text:p>
          </table:table-cell>
          <table:table-cell ns41:value-type="float" table:style-name="ce58" office:value="1394" office:value-type="float">
            <text:p>139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647" office:value-type="float">
            <text:p>1647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0" office:value-type="float">
            <text:p>155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0" office:value-type="float">
            <text:p>8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31" office:value-type="float">
            <text:p>13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9" office:value-type="float">
            <text:p>8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9" office:value-type="float">
            <text:p>43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1:value-type="float" table:style-name="ce52" office:value="218" office:value-type="float">
            <text:p>218</text:p>
          </table:table-cell>
          <table:table-cell ns41:value-type="float" table:style-name="ce60" office:value="3" office:value-type="float">
            <text:p>3</text:p>
          </table:table-cell>
          <table:table-cell table:style-name="ce60" table:number-columns-repeated="3"/>
          <table:table-cell ns41:value-type="float" table:style-name="ce60" office:value="572" office:value-type="float">
            <text:p>572</text:p>
          </table:table-cell>
          <table:table-cell ns41:value-type="float" table:style-name="ce60" office:value="532" office:value-type="float">
            <text:p>532</text:p>
          </table:table-cell>
          <table:table-cell ns41:value-type="float" table:style-name="ce60" office:value="7" office:value-type="float">
            <text:p>7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579" office:value-type="float">
            <text:p>579</text:p>
          </table:table-cell>
          <table:table-cell ns41:value-type="float" table:style-name="ce60" office:value="537" office:value-type="float">
            <text:p>537</text:p>
          </table:table-cell>
          <table:table-cell ns41:value-type="float" table:style-name="ce60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7" office:value="138" office:value-type="float">
            <text:p>138</text:p>
          </table:table-cell>
          <table:table-cell ns41:value-type="float" table:style-name="ce83" office:value="10872" office:value-type="float">
            <text:p>10872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1" office:value-type="string">
            <text:p>DR</text:p>
          </table:table-cell>
          <table:table-cell ns41:value-type="string" table:style-name="ce100" office:value-type="string">
            <text:p>VT_1889</text:p>
          </table:table-cell>
          <table:table-cell ns41:value-type="string" table:style-name="ce83" office:value-type="string">
            <text:p>05_H1</text:p>
          </table:table-cell>
          <table:table-cell ns41:value-type="float" table:style-name="ce85" office:value="23" office:value-type="float">
            <text:p>23</text:p>
          </table:table-cell>
          <table:table-cell ns41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